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OutOfBoundsException.IndexOutOfBounds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dexOutOfBoundsException.IndexOutOfBound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